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2Tag.setTotal_ali_fee( double total_ali_f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2Tag.getTotal_ali_f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2Tag.setTag3_id( String tag3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2Tag.getSeller_c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2Tag.setSeller_cnt( long seller_c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2Tag.setMinute_id( String minute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2Tag.setData_id( String data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2Tag.setData_time( String data_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2Tag.getData_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2Tag.getData_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2Tag.Double2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Double2Tag.test_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2Tag.getAli_f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2Tag.setHour_id( String hour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2Tag.getTag3_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2Tag.getHour_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2Tag.getMinute_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2Tag.setAli_fee( double ali_f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